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637a7"/>
    </style:style>
    <style:style style:name="P2" style:family="paragraph" style:parent-style-name="Standard">
      <style:text-properties officeooo:rsid="001637a7" officeooo:paragraph-rsid="001637a7"/>
    </style:style>
    <style:style style:name="P3" style:family="paragraph" style:parent-style-name="Standard">
      <style:text-properties officeooo:rsid="001727b1" officeooo:paragraph-rsid="001727b1"/>
    </style:style>
    <style:style style:name="P4" style:family="paragraph" style:parent-style-name="Standard">
      <style:text-properties officeooo:rsid="001637a7" officeooo:paragraph-rsid="001637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ximilian Schroeder &amp; Nathan Jarus</text:p>
      <text:p text:style-name="P2">CS301 – Final Project</text:p>
      <text:p text:style-name="P2"/>
      <text:p text:style-name="P3">Test Cases:</text:p>
      <text:p text:style-name="P3">Small dataset (small enough to verify by hand)</text:p>
      <text:p text:style-name="P3">Big dataset</text:p>
      <text:p text:style-name="P3">Single decision attribute</text:p>
      <text:p text:style-name="P3">Multiple decision attributes</text:p>
      <text:p text:style-name="P3">Pruning conditions</text:p>
      <text:p text:style-name="P3">Not pruning conditions</text:p>
      <text:p text:style-name="P3">Limiting # of attrs in covering</text:p>
      <text:p text:style-name="P3">Not ^</text:p>
      <text:p text:style-name="P3">Minimum rule coverage</text:p>
      <text:p text:style-name="P3">No min rule coverage</text:p>
      <text:p text:style-name="P3">Datasets where pruned rules would result in combining rules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5T19:25:21.967302000</meta:creation-date>
    <dc:date>2013-12-05T19:31:02.171088606</dc:date>
    <meta:editing-duration>P0D</meta:editing-duration>
    <meta:editing-cycles>2</meta:editing-cycles>
    <meta:generator>LibreOffice/4.1.3.2$Linux_X86_64 LibreOffice_project/410m0$Build-2</meta:generator>
    <meta:document-statistic meta:table-count="0" meta:image-count="0" meta:object-count="0" meta:page-count="1" meta:paragraph-count="14" meta:word-count="55" meta:character-count="353" meta:non-whitespace-character-count="311"/>
  </office:meta>
</office:document-meta>
</file>